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37in"/>
    </style:style>
    <style:style style:name="co4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2">
          <table:table-cell table:number-columns-repeated="2"/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Teacher 1</text:p>
          </table:table-cell>
          <table:table-cell office:value-type="string">
            <text:p>Vacatio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eacher 7</text:p>
          </table:table-cell>
          <table:table-cell office:value-type="string">
            <text:p>Vacatio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eacher 7</text:p>
          </table:table-cell>
          <table:table-cell office:value-type="string">
            <text:p>Something else</text:p>
          </table:table-cell>
          <table:table-cell office:value-type="float" office:value="1.5">
            <text:p>1.5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22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4:39:37</meta:creation-date>
    <dc:date>2011-03-03T22:27:42</dc:date>
    <meta:editing-duration>PT5M19S</meta:editing-duration>
    <meta:editing-cycles>2</meta:editing-cycles>
    <meta:generator>LibreOffice/3.3$Linux LibreOffice_project/330m19$Build-7</meta:generator>
    <meta:document-statistic meta:table-count="3" meta:cell-count="10" meta:object-count="0"/>
  </office:meta>
</office:document-meta>
</file>